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ter" svg:font-family="Bitter"/>
    <style:font-face style:name="Noto Sans Devanagari1" svg:font-family="'Noto Sans Devanagari'" style:font-family-generic="swiss"/>
    <style:font-face style:name="Cantarell" svg:font-family="Cantarell" style:font-pitch="variable"/>
    <style:font-face style:name="Lato" svg:font-family="Lato" style:font-pitch="variable"/>
    <style:font-face style:name="Ubuntu" svg:font-family="Ubuntu"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in" fo:margin-right="0in" fo:margin-top="0in" fo:margin-bottom="0.1in" loext:contextual-spacing="false" fo:text-indent="0in" style:auto-text-indent="false"/>
      <style:text-properties style:font-name="Lato"/>
    </style:style>
    <style:style style:name="P2" style:family="paragraph" style:parent-style-name="Standard">
      <style:paragraph-properties fo:margin-left="0in" fo:margin-right="0in" fo:margin-top="0in" fo:margin-bottom="0.1in" loext:contextual-spacing="false" fo:text-indent="0in" style:auto-text-indent="false"/>
      <style:text-properties style:font-name="Lato" fo:font-weight="bold" style:font-weight-asian="bold" style:font-weight-complex="bold"/>
    </style:style>
    <style:style style:name="P3" style:family="paragraph" style:parent-style-name="Standard">
      <style:paragraph-properties fo:margin-left="0in" fo:margin-right="0in" fo:margin-top="0in" fo:margin-bottom="0.1in" loext:contextual-spacing="false" fo:text-align="center" style:justify-single-word="false" fo:text-indent="0in" style:auto-text-indent="false"/>
      <style:text-properties style:font-name="Lato" fo:font-weight="bold" style:font-weight-asian="bold" style:font-weight-complex="bold"/>
    </style:style>
    <style:style style:name="P4" style:family="paragraph" style:parent-style-name="Standard">
      <style:paragraph-properties fo:margin-left="0in" fo:margin-right="0in" fo:margin-top="0in" fo:margin-bottom="0.1in" loext:contextual-spacing="false" fo:text-indent="0in" style:auto-text-indent="false"/>
      <style:text-properties style:font-name="Lato" fo:font-weight="bold" officeooo:rsid="0024d648" officeooo:paragraph-rsid="0024d648" style:font-weight-asian="bold" style:font-weight-complex="bold"/>
    </style:style>
    <style:style style:name="P5" style:family="paragraph" style:parent-style-name="Standard" style:list-style-name="L4">
      <style:paragraph-properties fo:margin-left="0in" fo:margin-right="0in" fo:margin-top="0in" fo:margin-bottom="0.1in" loext:contextual-spacing="false" fo:text-indent="0in" style:auto-text-indent="false"/>
      <style:text-properties style:font-name="Lato"/>
    </style:style>
    <style:style style:name="P6" style:family="paragraph" style:parent-style-name="Standard">
      <style:paragraph-properties fo:margin-left="0in" fo:margin-right="0in" fo:margin-top="0in" fo:margin-bottom="0.1in" loext:contextual-spacing="false" fo:text-indent="0in" style:auto-text-indent="false"/>
      <style:text-properties style:font-name="Lato" officeooo:rsid="0024d648" officeooo:paragraph-rsid="0024d648"/>
    </style:style>
    <style:style style:name="P7" style:family="paragraph" style:parent-style-name="Standard" style:list-style-name="L5">
      <style:paragraph-properties fo:margin-top="0in" fo:margin-bottom="0.1in" loext:contextual-spacing="false"/>
      <style:text-properties style:font-name="Lato"/>
    </style:style>
    <style:style style:name="P8" style:family="paragraph" style:parent-style-name="Standard" style:list-style-name="L6">
      <style:paragraph-properties fo:margin-top="0in" fo:margin-bottom="0.1in" loext:contextual-spacing="false"/>
      <style:text-properties style:font-name="Lato"/>
    </style:style>
    <style:style style:name="P9" style:family="paragraph" style:parent-style-name="Standard" style:list-style-name="L7">
      <style:paragraph-properties fo:margin-top="0in" fo:margin-bottom="0.1in" loext:contextual-spacing="false"/>
      <style:text-properties style:font-name="Lato"/>
    </style:style>
    <style:style style:name="P10" style:family="paragraph" style:parent-style-name="Standard" style:list-style-name="L8">
      <style:paragraph-properties fo:margin-top="0in" fo:margin-bottom="0.1in" loext:contextual-spacing="false"/>
    </style:style>
    <style:style style:name="P11" style:family="paragraph" style:parent-style-name="Standard" style:list-style-name="L8">
      <style:paragraph-properties fo:margin-top="0in" fo:margin-bottom="0.1in" loext:contextual-spacing="false"/>
      <style:text-properties officeooo:paragraph-rsid="0028bb22"/>
    </style:style>
    <style:style style:name="P12" style:family="paragraph" style:parent-style-name="Standard" style:list-style-name="L8">
      <style:paragraph-properties fo:margin-top="0in" fo:margin-bottom="0.1in" loext:contextual-spacing="false"/>
      <style:text-properties officeooo:paragraph-rsid="002a8c4a"/>
    </style:style>
    <style:style style:name="P13" style:family="paragraph" style:parent-style-name="Standard" style:list-style-name="L8">
      <style:paragraph-properties fo:margin-top="0in" fo:margin-bottom="0.1in" loext:contextual-spacing="false"/>
      <style:text-properties officeooo:rsid="002abf5f" officeooo:paragraph-rsid="002abf5f"/>
    </style:style>
    <style:style style:name="P14" style:family="paragraph" style:parent-style-name="Standard" style:list-style-name="L8">
      <style:paragraph-properties fo:margin-top="0in" fo:margin-bottom="0.1in" loext:contextual-spacing="false"/>
      <style:text-properties officeooo:rsid="002c7169" officeooo:paragraph-rsid="002c7169"/>
    </style:style>
    <style:style style:name="T1" style:family="text">
      <style:text-properties officeooo:rsid="0018a9e6"/>
    </style:style>
    <style:style style:name="T2" style:family="text">
      <style:text-properties officeooo:rsid="001cf389"/>
    </style:style>
    <style:style style:name="T3" style:family="text">
      <style:text-properties officeooo:rsid="001dbbf8"/>
    </style:style>
    <style:style style:name="T4" style:family="text">
      <style:text-properties officeooo:rsid="001f0b40"/>
    </style:style>
    <style:style style:name="T5" style:family="text">
      <style:text-properties officeooo:rsid="00224ab8"/>
    </style:style>
    <style:style style:name="T6" style:family="text">
      <style:text-properties style:font-name="Lato" fo:font-style="italic" style:font-style-asian="italic" style:font-style-complex="italic"/>
    </style:style>
    <style:style style:name="T7" style:family="text">
      <style:text-properties style:font-name="Lato" fo:font-style="italic" officeooo:rsid="0028bb22" style:font-style-asian="italic" style:font-style-complex="italic"/>
    </style:style>
    <style:style style:name="T8" style:family="text">
      <style:text-properties style:font-name="Lato" fo:font-style="italic" officeooo:rsid="002a8c4a" style:font-style-asian="italic" style:font-style-complex="italic"/>
    </style:style>
    <style:style style:name="T9" style:family="text">
      <style:text-properties style:font-name="Lato" fo:font-style="italic" officeooo:rsid="002ade17" style:font-style-asian="italic" style:font-style-complex="italic"/>
    </style:style>
    <style:style style:name="T10" style:family="text">
      <style:text-properties style:font-name="Lato" fo:font-style="normal" style:font-style-asian="normal" style:font-style-complex="normal"/>
    </style:style>
    <style:style style:name="T11" style:family="text">
      <style:text-properties style:font-name="Lato" fo:font-style="normal" officeooo:rsid="0028bb22" style:font-style-asian="normal" style:font-style-complex="normal"/>
    </style:style>
    <style:style style:name="T12" style:family="text">
      <style:text-properties style:font-name="Lato" fo:font-style="normal" officeooo:rsid="002a8c4a" style:font-style-asian="normal" style:font-style-complex="normal"/>
    </style:style>
    <style:style style:name="T13" style:family="text">
      <style:text-properties style:font-name="Lato" fo:font-style="normal" officeooo:rsid="002abf5f" style:font-style-asian="normal" style:font-style-complex="normal"/>
    </style:style>
    <style:style style:name="T14" style:family="text">
      <style:text-properties style:font-name="Lato" fo:font-style="normal" officeooo:rsid="002ade17" style:font-style-asian="normal" style:font-style-complex="normal"/>
    </style:style>
    <style:style style:name="T15" style:family="text">
      <style:text-properties fo:font-weight="bold" style:font-weight-asian="bold" style:font-weight-complex="bold"/>
    </style:style>
    <style:style style:name="T16" style:family="text">
      <style:text-properties fo:font-weight="bold" officeooo:rsid="000a0b2f" style:font-weight-asian="bold" style:font-weight-complex="bold"/>
    </style:style>
    <style:style style:name="T17" style:family="text">
      <style:text-properties officeooo:rsid="00275a73"/>
    </style:style>
    <style:style style:name="T18" style:family="text">
      <style:text-properties officeooo:rsid="0027b90d"/>
    </style:style>
    <style:style style:name="T19" style:family="text">
      <style:text-properties officeooo:rsid="00288247"/>
    </style:style>
    <style:style style:name="T20" style:family="text">
      <style:text-properties officeooo:rsid="002abf5f"/>
    </style:style>
    <style:style style:name="T21" style:family="text">
      <style:text-properties officeooo:rsid="002ade17"/>
    </style:style>
    <style:style style:name="T22" style:family="text">
      <style:text-properties officeooo:rsid="002c7169"/>
    </style:style>
    <style:style style:name="T23" style:family="text">
      <style:text-properties style:text-position="super 58%" style:font-name="Lato"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What is the problem you want to solve? Why is it an interesting problem?</text:p>
      <text:p text:style-name="P3"/>
      <text:p text:style-name="P3">California Wild Fire Risk Prediction</text:p>
      <text:p text:style-name="P2">Purpose and scope</text:p>
      <text:p text:style-name="P1">Wild fires are common, deadly and destructive natural disasters in California. The total economic cost of wildfire damage in 2018 is estimated at 400 billion dollars (1). There are two major wild fire risk assessment systems in the US: the National Weather Service (NWS) red flag warning system (2) and The National Fire Danger Rating System (NFDRS)(3). Both can be improved upon.</text:p>
      <text:p text:style-name="P1">The redflag warning system issues a warning when three risk indicators reach a specific threshold: less than 8% fuel moisture, less than 25% relative humidity and winds greater than 15 mph <text:span text:style-name="T1">(2)</text:span>. No data for <text:span text:style-name="T19">correlation</text:span> <text:span text:style-name="T19">between</text:span> red flag warnings and actual fires could be found.</text:p>
      <text:p text:style-name="P1">The NFDRS is a geospatially resolved <text:span text:style-name="T19">fire </text:span>risk prediction model which assesses wildfire risk in one of five categories. The model comprises a set of knowledge based functions which use several different <text:span text:style-name="T1">wild fire </text:span>fuel models <text:span text:style-name="T1">and weather data to </text:span>classify fire risk <text:span text:style-name="T1">(3)</text:span>. NFDRS is more technologically modern than the red flag system, but user intervention and interpretation is still necessary. Many model parameters are subjective <text:span text:style-name="T1">and location specific</text:span>. Again, no information evaluating the model against actual wildfire data could be found.</text:p>
      <text:p text:style-name="P1"><text:span text:style-name="T5">Neither</text:span> of the systems incorporate historical wild fire data. <text:span text:style-name="T18">Wildfire risk prediction is an excellent candidate for the successful application of modern, supervised machine learning.</text:span></text:p>
      <text:p text:style-name="P1">For my capstone project I will design and implement a wild fire risk prediction system. The system will use a neural net to predict geospatially resolved wildfire risk in California. This is an excellent capstone project because is it a real world problem of <text:span text:style-name="T19">significant</text:span> <text:span text:style-name="T18">social and economic impact.</text:span> <text:span text:style-name="T18">Also, there is room</text:span> for considerable improvement over current systems <text:span text:style-name="T18">via the application of data engineering and machine learning.</text:span> <text:span text:style-name="T19">Furthermore, </text:span>designing and implementing the data pipeline, <text:span text:style-name="T19">predictive </text:span>model and live <text:span text:style-name="T19">risk assessment</text:span> service <text:span text:style-name="T19">will give me the skills I need to start a career as a machine learning engineer</text:span>.</text:p>
      <text:p text:style-name="P2">2. What data are you going to use to solve this problem? How will you acquire this data?</text:p>
      <text:p text:style-name="P4">Strategy</text:p>
      <text:p text:style-name="P1">This project will utilize two types of data: <text:span text:style-name="T17">actual historical </text:span>wild fire locations and weather <text:span text:style-name="T17">data</text:span>. Real time and historical weather data will be acquired from the California Data Exchange Center (CDEC) via web API <text:span text:style-name="T20">(4)</text:span>. Live data pertaining to currently active fires <text:span text:style-name="T17">will</text:span> be obtained from the United States Geological S<text:span text:style-name="T21">urvey</text:span> (USGS) also via web API <text:span text:style-name="T20">(5)</text:span>. A static database of historical wild fire data is available in the United States Department of Agriculture (USDA) research data archive as a downloadable SQLite database <text:span text:style-name="T22">(6)</text:span>.</text:p>
      <text:p text:style-name="P2">3. In brief, outline your approach to solving this problem (knowing that you may not know everything in advance and this might change later). This might include information like:</text:p>
      <text:p text:style-name="P2">a. Is this a supervised or unsupervised problem? </text:p>
      <text:p text:style-name="P2">b. If supervised, is it a classification or regression problem?</text:p>
      <text:p text:style-name="P2"><text:soft-page-break/>c. What are you trying to predict?</text:p>
      <text:p text:style-name="P2">d. What will you use as predictors?</text:p>
      <text:p text:style-name="P1"><text:span text:style-name="T16">e. </text:span><text:span text:style-name="T15">Will you try a more “traditional” machine learning approach, a deep learning approach, or both?</text:span></text:p>
      <text:p text:style-name="P1">The model will be trained on historical fire and weather data and then used to predict the current risk of fire <text:span text:style-name="T19">from</text:span> real time weather data. Because the location<text:span text:style-name="T18">s</text:span> of all major fires between 1992 and 2015 are recorded in the USDA historical fire data set, this is a supervised machine learning problem. In general the strategy will be:</text:p>
      <text:list xml:id="list2675389185" text:style-name="L5">
        <text:list-item>
          <text:p text:style-name="P7">Create training <text:span text:style-name="T3">data set</text:span> – California will be binned by latitude and longitude. <text:span text:style-name="T18">T</text:span>he time period <text:span text:style-name="T19">spanned by the USDA historical wildfire data set</text:span> will be broken up into time bins. Each <text:span text:style-name="T2">time and location</text:span> <text:span text:style-name="T2">will then be assigned values for the weather variables of interest and the presence or absence of fire.</text:span></text:p>
        </text:list-item>
        <text:list-item>
          <text:p text:style-name="P7">Train model – <text:span text:style-name="T3">Several approaches, appropriate to regression, from traditional and deep learning will be evaluated. The specific goal will be to predict fire ignition probability. For example, in the set of locations for which the model predicts a 90% ignition probability, 90% should actually have an ignition event. Input data for prediction will be fire data and weather data. Fire data includes the total number of fires at each location during the reporting period. The time since the last fire will also be included. Weather data includes several variables including: relative humidity, temperature, wind speed, precipitation etc.</text:span></text:p>
        </text:list-item>
        <text:list-item>
          <text:p text:style-name="P7">Deploy – <text:span text:style-name="T4">The user facing final product will take the form of a live fire risk map website and an API to access the data.</text:span></text:p>
        </text:list-item>
      </text:list>
      <text:p text:style-name="P1"><text:span text:style-name="T15">4. What will be your final deliverable? This is typically an application deployed as a web service with an API or (for extra credit) a web/mobile app.</text:span></text:p>
      <text:p text:style-name="P1"><text:span text:style-name="T15">5. What computational resources would you need at a minimum to do this project? You may not have a very clear sense now, but work with your mentor to come to an estimate on this. In real industry applications, you’ll often be called upon to provide resource estimates at the beginning of a project.</text:span></text:p>
      <text:p text:style-name="P6"><text:span text:style-name="T15">Resources</text:span></text:p>
      <text:p text:style-name="P1">Size estimates for the various data sets are as follows:</text:p>
      <text:list xml:id="list1992139834" text:style-name="L6">
        <text:list-item>
          <text:p text:style-name="P8">Weather data – data from <text:span text:style-name="T17">~</text:span>2500 monitoring stations <text:span text:style-name="T17">is</text:span> available through CDEC, <text:span text:style-name="T17">~</text:span>8<text:span text:style-name="T18">00</text:span> of these <text:span text:style-name="T17">stations </text:span>report data relevant to this project. Retrieving one month of observations from all sensors <text:span text:style-name="T17">of interest </text:span>results in just under 2 million unique observations and occupies 120M on disk. Based on this, weather data for the 23 years in which wildfire data is available will occupy about 5.8G on disk.</text:p>
        </text:list-item>
        <text:list-item>
          <text:p text:style-name="P8">Historical fire data - just under 2 million unique fires from 1992 to 2015, occupies 790M on disk</text:p>
        </text:list-item>
      </text:list>
      <text:p text:style-name="P1">The local resources ava<text:span text:style-name="T5">ilable</text:span> for this project are:</text:p>
      <text:list xml:id="list161741781" text:style-name="L7">
        <text:list-item>
          <text:p text:style-name="P9">Server with dual Xeon X5672 3.2GHz Quad-Core <text:span text:style-name="T18">processors</text:span> (8 threads per CPU) and 24G memory. </text:p>
        </text:list-item>
        <text:list-item>
          <text:p text:style-name="P9"><text:soft-page-break/>Small research cluster with 7 nodes, each <text:span text:style-name="T17">with a </text:span>quad core CPU and 8GB memory.</text:p>
        </text:list-item>
      </text:list>
      <text:list xml:id="list4154436367" text:style-name="L4">
        <text:list-header>
          <text:p text:style-name="P5"/>
        </text:list-header>
      </text:list>
      <text:p text:style-name="P1">Total available local resources: 44 threads (22 physical cores) 80G memory. The project will be developed with docker to make it easily deployable to a cloud service for training or production if more resources are needed.</text:p>
      <text:p text:style-name="P2">References</text:p>
      <text:list xml:id="list358806557" text:style-name="L8">
        <text:list-item>
          <text:p text:style-name="P10"><text:span text:style-name="T11">Myers, J. N. CEO. </text:span><text:span text:style-name="T12">(2019). </text:span><text:a xlink:type="simple" xlink:href="https://www.accuweather.com/en/weather-news/accuweather-predicts-2018-wildfires-will-cost-california-total-economic-losses-of-400-billion/70006691" text:style-name="Internet_20_link" text:visited-style-name="Visited_20_Internet_20_Link"><text:span text:style-name="T10">AccuWeather predicts 2018 wildfires will cost California total economic losses of $400 billion</text:span></text:a><text:span text:style-name="T6">. </text:span><text:span text:style-name="T7">AccuWeather</text:span><text:span text:style-name="T11">. </text:span><text:span text:style-name="T13">Retrieved 2019-10-02.</text:span></text:p>
        </text:list-item>
        <text:list-item>
          <text:p text:style-name="P11"><text:a xlink:type="simple" xlink:href="https://www.weather.gov/media/lmk/pdf/what_is_a_red_flag_warning.pdf" text:style-name="Internet_20_link" text:visited-style-name="Visited_20_Internet_20_Link"><text:span text:style-name="T11">What is a Red Flag Warning?</text:span></text:a><text:span text:style-name="T11"> </text:span><text:span text:style-name="T12">(PDF). </text:span><text:span text:style-name="T7">National Weather Servic</text:span><text:span text:style-name="T8">e.</text:span><text:span text:style-name="T12"> Retrieved </text:span><text:span text:style-name="T13">2019-10-02</text:span><text:span text:style-name="T12">.</text:span></text:p>
        </text:list-item>
        <text:list-item>
          <text:p text:style-name="P12"><text:a xlink:type="simple" xlink:href="https://sites.google.com/firenet.gov/nfdrs/the-models" text:style-name="Internet_20_link" text:visited-style-name="Visited_20_Internet_20_Link"><text:span text:style-name="T12">The NFDRS 2016 Models</text:span></text:a><text:span text:style-name="T12">. </text:span><text:span text:style-name="T8">National WildFire Coordinating Group</text:span><text:span text:style-name="T12">. </text:span><text:span text:style-name="T13">Retrieved</text:span><text:span text:style-name="T12"> 2019-</text:span><text:span text:style-name="T13">10-02.</text:span></text:p>
        </text:list-item>
        <text:list-item>
          <text:p text:style-name="P13"><text:a xlink:type="simple" xlink:href="https://cdec.water.ca.gov/reportapp/javareports?name=WebWSAppsAPIDocs.pdf" text:style-name="Internet_20_link" text:visited-style-name="Visited_20_Internet_20_Link"><text:span text:style-name="T10">API Documents Web-Services Data Download APPs</text:span></text:a><text:span text:style-name="T10"> (PDF). </text:span><text:span text:style-name="T6">California Data Exchange Center.</text:span><text:span text:style-name="T10"> Retrieved 2019-09-22.</text:span></text:p>
        </text:list-item>
        <text:list-item>
          <text:p text:style-name="P13"><text:a xlink:type="simple" xlink:href="https://www.geomac.gov/" text:style-name="Internet_20_link" text:visited-style-name="Visited_20_Internet_20_Link"><text:span text:style-name="T10">Wildfire: GEOMAC</text:span></text:a><text:span text:style-name="T10">. </text:span><text:span text:style-name="T9">United States Geological Survey</text:span><text:span text:style-name="T14">. Retrieved 2019-09-20.</text:span></text:p>
        </text:list-item>
        <text:list-item>
          <text:p text:style-name="P14"><text:span text:style-name="T14">S</text:span><text:span text:style-name="T10">hort, K. C. (2017) </text:span><text:a xlink:type="simple" xlink:href="https://www.fs.usda.gov/rds/archive/catalog/RDS-2013-0009.4" text:style-name="Internet_20_link" text:visited-style-name="Visited_20_Internet_20_Link"><text:span text:style-name="T10">Spatial wildfire occurrence data for the United States, 1992-2015</text:span></text:a><text:span text:style-name="T10">. 4</text:span><text:span text:style-name="T23">th</text:span><text:span text:style-name="T10"> Edition. Fort Collins, CO: </text:span><text:span text:style-name="T6">Forest Service Research Data Archive</text:span><text:span text:style-name="T10">. Retrieved 2019-09-2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ter" svg:font-family="Bitter"/>
    <style:font-face style:name="Noto Sans Devanagari1" svg:font-family="'Noto Sans Devanagari'" style:font-family-generic="swiss"/>
    <style:font-face style:name="Cantarell" svg:font-family="Cantarell" style:font-pitch="variable"/>
    <style:font-face style:name="Lato" svg:font-family="Lato" style:font-pitch="variable"/>
    <style:font-face style:name="Ubuntu" svg:font-family="Ubuntu"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4:06:13.967326631</meta:creation-date>
    <meta:generator>LibreOffice/6.2.7.1$Linux_X86_64 LibreOffice_project/20$Build-1</meta:generator>
    <dc:date>2019-10-02T21:36:29.904092735</dc:date>
    <meta:editing-duration>PT1H23M31S</meta:editing-duration>
    <meta:editing-cycles>21</meta:editing-cycles>
    <meta:document-statistic meta:table-count="0" meta:image-count="0" meta:object-count="0" meta:page-count="3" meta:paragraph-count="38" meta:word-count="1102" meta:character-count="6764" meta:non-whitespace-character-count="5707"/>
  </office:meta>
</office:document-meta>
</file>